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 BERKLEY" svg:font-family="'AR BERKLE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947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6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18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2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.635cm" fo:margin-right="0cm" fo:margin-top="0cm" fo:margin-bottom="0cm" fo:text-indent="-0.635cm" style:text-autospace="none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Segoe UI" fo:font-size="26pt" fo:font-style="normal" fo:text-shadow="1pt 1pt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000000" style:font-name="Segoe UI Semibold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8" style:family="paragraph">
      <loext:graphic-properties draw:fill="none" draw:fill-color="#ffffff"/>
      <style:paragraph-properties fo:text-align="start"/>
      <style:text-properties fo:color="#ffffff" style:font-name="Segoe UI Semibold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9" style:family="paragraph">
      <loext:graphic-properties draw:fill="none" draw:fill-color="#ffffff"/>
      <style:paragraph-properties fo:text-align="start"/>
      <style:text-properties fo:color="#ffffff" style:font-name="Segoe UI" fo:font-size="26pt" fo:font-style="normal" fo:text-shadow="1pt 1pt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fo:color="#000000" style:font-name="Segoe UI Semibold1" fo:font-size="26pt" fo:font-style="italic" fo:text-shadow="none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000099" style:font-name="Segoe UI Semibold" fo:font-size="26pt" fo:font-style="italic" fo:text-shadow="none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P12" style:family="paragraph">
      <style:paragraph-properties fo:margin-left="0.635cm" fo:margin-right="0cm" fo:margin-top="0cm" fo:margin-bottom="0cm" fo:text-align="start" fo:text-indent="-0.635cm" style:text-autospace="none"/>
    </style:style>
    <style:style style:name="T1" style:family="text">
      <style:text-properties fo:color="#000000" style:font-name="Segoe UI Semibold1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Trebuchet MS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1" fo:font-size="28pt" fo:language="en" fo:country="US" fo:font-style="normal" fo:text-shadow="none" style:text-underline-style="none" fo:font-weight="normal" style:letter-kerning="true" style:font-name-asian="Trebuchet MS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font-name="AR BERKLEY" fo:font-size="32pt" fo:language="en" fo:country="US" fo:font-style="normal" fo:text-shadow="none" style:text-underline-style="none" fo:font-weight="normal" style:letter-kerning="true" style:font-name-asian="Trebuchet MS" style:font-size-asian="32pt" style:language-asian="ar" style:country-asian="SA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font-name="Segoe UI Semibold1" fo:font-size="32pt" fo:language="en" fo:country="US" fo:font-style="normal" fo:text-shadow="none" style:text-underline-style="none" fo:font-weight="normal" style:letter-kerning="true" style:font-name-asian="Segoe UI1" style:font-size-asian="32pt" style:language-asian="ar" style:country-asian="SA" style:font-style-asian="normal" style:font-weight-asian="normal" style:font-name-complex="Segoe UI1" style:font-size-complex="32pt" style:font-style-complex="normal" style:font-weight-complex="normal"/>
    </style:style>
    <style:style style:name="T5" style:family="text">
      <style:text-properties fo:color="#000099" style:font-name="Segoe UI Semibold1" fo:font-size="32pt" fo:language="en" fo:country="US" fo:font-style="italic" fo:text-shadow="none" style:text-underline-style="none" fo:font-weight="normal" style:letter-kerning="true" style:font-name-asian="Trebuchet MS" style:font-size-asian="32pt" style:language-asian="ar" style:country-asian="SA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000000" style:font-name="Segoe UI Semibold1" fo:font-size="32pt" fo:language="en" fo:country="US" fo:font-style="normal" fo:text-shadow="none" style:text-underline-style="none" fo:font-weight="normal" style:letter-kerning="true" style:font-name-asian="Segoe UI1" style:font-size-asian="32pt" style:language-asian="ar" style:country-asian="SA" style:font-style-asian="normal" style:font-weight-asian="bold" style:font-name-complex="Segoe UI1" style:font-size-complex="32pt" style:font-style-complex="normal" style:font-weight-complex="bold"/>
    </style:style>
    <style:style style:name="T7" style:family="text">
      <style:text-properties fo:color="#000000" style:font-name="Segoe UI" fo:font-size="32pt" fo:language="en" fo:country="US" fo:font-style="normal" fo:text-shadow="none" style:text-underline-style="none" fo:font-weight="bold" style:letter-kerning="true" style:font-name-asian="Trebuchet MS" style:font-size-asian="32pt" style:language-asian="ar" style:country-asian="SA" style:font-style-asian="normal" style:font-weight-asian="bold" style:font-name-complex="Segoe UI1" style:font-size-complex="32pt" style:font-style-complex="normal" style:font-weight-complex="bold"/>
    </style:style>
    <style:style style:name="T8" style:family="text">
      <style:text-properties fo:color="#000099" style:font-name="Segoe UI Semibold1" fo:font-size="32pt" fo:language="en" fo:country="US" fo:font-style="italic" fo:text-shadow="none" style:text-underline-style="none" fo:font-weight="normal" style:letter-kerning="true" style:font-name-asian="Trebuchet MS" style:font-size-asian="32pt" style:language-asian="ar" style:country-asian="SA" style:font-style-asian="italic" style:font-weight-asian="normal" style:font-size-complex="32pt" style:font-style-complex="italic" style:font-weight-complex="normal"/>
    </style:style>
    <style:style style:name="T9" style:family="text">
      <style:text-properties fo:color="#000000" style:font-name="Segoe UI Semibold1" fo:font-size="32pt" fo:language="en" fo:country="US" fo:font-style="normal" fo:text-shadow="none" style:text-underline-style="none" fo:font-weight="normal" style:letter-kerning="true" style:font-name-asian="Trebuchet MS" style:font-size-asian="32pt" style:language-asian="ar" style:country-asian="SA" style:font-style-asian="normal" style:font-weight-asian="normal" style:font-name-complex="Segoe UI1" style:font-size-complex="32pt" style:font-style-complex="normal" style:font-weight-complex="normal"/>
    </style:style>
    <style:style style:name="T10" style:family="text">
      <style:text-properties fo:color="#83caff" style:font-name="Segoe UI Semibold1" fo:font-size="32pt" fo:language="en" fo:country="US" fo:font-style="normal" fo:text-shadow="none" style:text-underline-style="none" fo:font-weight="normal" style:letter-kerning="true" style:font-name-asian="Segoe UI1" style:font-size-asian="32pt" style:language-asian="ar" style:country-asian="SA" style:font-style-asian="normal" style:font-weight-asian="normal" style:font-name-complex="Segoe UI1" style:font-size-complex="32pt" style:font-style-complex="normal" style:font-weight-complex="normal"/>
    </style:style>
    <style:style style:name="T11" style:family="text">
      <style:text-properties fo:color="#000000" style:font-name="Segoe UI" fo:font-size="26pt" fo:language="en" fo:country="US" fo:font-style="normal" fo:text-shadow="none" style:text-underline-style="none" fo:font-weight="bold" style:letter-kerning="true" style:font-name-asian="Trebuchet MS" style:font-size-asian="26pt" style:language-asian="ar" style:country-asian="SA" style:font-style-asian="normal" style:font-weight-asian="bold" style:font-name-complex="Segoe UI1" style:font-size-complex="26pt" style:font-style-complex="normal" style:font-weight-complex="bold"/>
    </style:style>
    <style:style style:name="T12" style:family="text">
      <style:text-properties fo:color="#ffffff" style:font-name="Segoe UI" fo:font-size="32pt" fo:language="en" fo:country="US" fo:font-style="normal" fo:text-shadow="1pt 1pt" style:text-underline-style="none" fo:font-weight="bold" style:letter-kerning="true" style:font-name-asian="Trebuchet MS" style:font-size-asian="32pt" style:language-asian="ar" style:country-asian="SA" style:font-style-asian="normal" style:font-weight-asian="bold" style:font-name-complex="Segoe UI1" style:font-size-complex="32pt" style:font-style-complex="normal" style:font-weight-complex="bold"/>
    </style:style>
    <style:style style:name="T13" style:family="text">
      <style:text-properties fo:color="#000000" style:font-name="Segoe UI Semibold1" fo:font-size="32pt" fo:language="en" fo:country="US" fo:font-style="italic" fo:text-shadow="none" style:text-underline-style="none" fo:font-weight="normal" style:letter-kerning="true" style:font-name-asian="Segoe UI1" style:font-size-asian="32pt" style:language-asian="ar" style:country-asian="SA" style:font-style-asian="italic" style:font-weight-asian="normal" style:font-name-complex="Segoe UI1" style:font-size-complex="32pt" style:font-style-complex="italic" style:font-weight-complex="normal"/>
    </style:style>
    <style:style style:name="T14" style:family="text">
      <style:text-properties fo:color="#000000" style:font-name="Segoe UI Semibold1" fo:font-size="32pt" fo:language="en" fo:country="US" fo:font-style="italic" fo:text-shadow="none" style:text-underline-style="none" fo:font-weight="normal" style:letter-kerning="true" style:font-name-asian="Segoe UI1" style:font-size-asian="32pt" style:language-asian="ar" style:country-asian="SA" style:font-style-asian="italic" style:font-weight-asian="bold" style:font-name-complex="Segoe UI1" style:font-size-complex="32pt" style:font-style-complex="italic" style:font-weight-complex="bold"/>
    </style:style>
    <style:style style:name="T15" style:family="text">
      <style:text-properties fo:color="#000000" style:font-name="Segoe UI" fo:font-size="32pt" fo:language="en" fo:country="US" fo:font-style="italic" fo:text-shadow="none" style:text-underline-style="none" fo:font-weight="bold" style:letter-kerning="true" style:font-name-asian="Trebuchet MS" style:font-size-asian="32pt" style:language-asian="ar" style:country-asian="SA" style:font-style-asian="italic" style:font-weight-asian="bold" style:font-name-complex="Segoe UI1" style:font-size-complex="32pt" style:font-style-complex="italic" style:font-weight-complex="bold"/>
    </style:style>
    <style:style style:name="T16" style:family="text">
      <style:text-properties fo:color="#000099" style:font-name="Segoe UI Semibold" fo:font-size="32pt" fo:language="en" fo:country="US" fo:font-style="italic" fo:text-shadow="none" style:text-underline-style="none" fo:font-weight="normal" style:letter-kerning="true" style:font-name-asian="Segoe UI1" style:font-size-asian="32pt" style:language-asian="ar" style:country-asian="SA" style:font-style-asian="italic" style:font-weight-asian="bold" style:font-name-complex="Segoe UI1" style:font-size-complex="32pt" style:font-style-complex="italic" style:font-weight-complex="bold"/>
    </style:style>
    <style:style style:name="T17" style:family="text">
      <style:text-properties fo:color="#000099" style:font-name="Segoe UI Semibold" fo:font-size="32pt" fo:language="en" fo:country="US" fo:font-style="italic" fo:text-shadow="none" style:text-underline-style="none" fo:font-weight="bold" style:letter-kerning="true" style:font-name-asian="Trebuchet MS" style:font-size-asian="32pt" style:language-asian="ar" style:country-asian="SA" style:font-style-asian="italic" style:font-weight-asian="bold" style:font-name-complex="Segoe UI1" style:font-size-complex="32pt" style:font-style-complex="italic" style:font-weight-complex="bold"/>
    </style:style>
    <style:style style:name="T18" style:family="text">
      <style:text-properties fo:color="#ffffff" style:font-name="Segoe UI" fo:font-size="26pt" fo:language="en" fo:country="US" fo:font-style="normal" fo:text-shadow="1pt 1pt" style:text-underline-style="none" fo:font-weight="bold" style:letter-kerning="true" style:font-name-asian="Trebuchet MS" style:font-size-asian="26pt" style:language-asian="ar" style:country-asian="SA" style:font-style-asian="normal" style:font-weight-asian="bold" style:font-name-complex="Segoe UI1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4" draw:layer="layout" svg:width="25.908cm" svg:height="9.197cm" svg:x="1.072cm" svg:y="0.758cm">
          <draw:text-box>
            <text:p text:style-name="P1"><text:span text:style-name="T1">Confession of Faith:</text:span><text:span text:style-name="T2"> </text:span><text:span text:style-name="T3">The Athanasian Creed</text:span><text:span text:style-name="T2"> </text:span></text:p>
            <text:p text:style-name="P2"><text:span text:style-name="T4">L: </text:span><text:span text:style-name="T5">Whoever desires to be saved must, above all, </text:span></text:p>
            <text:p text:style-name="P2"><text:span text:style-name="T5"><text:s text:c="4"/></text:span><text:span text:style-name="T5">hold the catholic faith.</text:span></text:p>
            <text:p text:style-name="P3"><text:span text:style-name="T6">C: </text:span><text:span text:style-name="T7">Whoever does not keep it whole and <text:s/></text:span></text:p>
            <text:p text:style-name="P3"><text:span text:style-name="T7"><text:s text:c="4"/></text:span><text:span text:style-name="T7">undefiled will without doubt perish eternall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office:forms form:automatic-focus="false" form:apply-design-mode="false"/>
        <draw:frame draw:style-name="gr3" draw:text-style-name="P7" draw:layer="layout" svg:width="25.4cm" svg:height="6.263cm" svg:x="1.27cm" svg:y="0.849cm">
          <draw:text-box>
            <text:p text:style-name="P6"><text:span text:style-name="T4">L: </text:span><text:span text:style-name="T8">And the catholic faith is this,</text:span></text:p>
            <text:p text:style-name="P3"><text:span text:style-name="T6">C: </text:span><text:span text:style-name="T7">that we worship one God in Trinity and </text:span></text:p>
            <text:p text:style-name="P3"><text:span text:style-name="T7"><text:s text:c="4"/></text:span><text:span text:style-name="T7">Trinity in Unity, neither confusing the <text:s/></text:span></text:p>
            <text:p text:style-name="P3"><text:span text:style-name="T7"><text:s text:c="4"/></text:span><text:span text:style-name="T7">persons nor dividing the substance.</text:span><text:span text:style-name="T9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>
        <office:forms form:automatic-focus="false" form:apply-design-mode="false"/>
        <draw:frame draw:style-name="gr4" draw:text-style-name="P7" draw:layer="layout" svg:width="25.4cm" svg:height="7.766cm" svg:x="1.27cm" svg:y="1.124cm">
          <draw:text-box>
            <text:p text:style-name="P6"><text:span text:style-name="T4">L: </text:span><text:span text:style-name="T8">For the Father is one person, the Son is <text:s/></text:span></text:p>
            <text:p text:style-name="P3"><text:span text:style-name="T8"><text:s text:c="4"/></text:span><text:span text:style-name="T8">another, </text:span><text:span text:style-name="T5">and the Holy Spirit is another.</text:span></text:p>
            <text:p text:style-name="P3"><text:span text:style-name="T6">C: </text:span><text:span text:style-name="T7">But the Godhead of the Father and of the </text:span></text:p>
            <text:p text:style-name="P3"><text:span text:style-name="T7"><text:s text:c="4"/></text:span><text:span text:style-name="T7">Son and of the Holy Spirit is one: the glory </text:span></text:p>
            <text:p text:style-name="P3"><text:span text:style-name="T7"><text:s text:c="4"/></text:span><text:span text:style-name="T7">equal, the majesty coeterna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>
        <office:forms form:automatic-focus="false" form:apply-design-mode="false"/>
        <draw:frame draw:style-name="gr3" draw:text-style-name="P7" draw:layer="layout" svg:width="25.4cm" svg:height="6.263cm" svg:x="1.27cm" svg:y="1.103cm">
          <draw:text-box>
            <text:p text:style-name="P6"><text:span text:style-name="T4">L: </text:span><text:span text:style-name="T8">Such as the Father is, such is the Son, and such </text:span></text:p>
            <text:p text:style-name="P3"><text:span text:style-name="T5"><text:s text:c="4"/></text:span><text:span text:style-name="T5">is the Holy Spirit:</text:span></text:p>
            <text:p text:style-name="P3"><text:span text:style-name="T6">C: </text:span><text:span text:style-name="T7">the Father uncreated, the Son uncreated,</text:span></text:p>
            <text:p text:style-name="P3"><text:span text:style-name="T7"><text:s text:c="4"/></text:span><text:span text:style-name="T7">the Holy Spirit uncreated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1">
        <office:forms form:automatic-focus="false" form:apply-design-mode="false"/>
        <draw:frame draw:style-name="gr3" draw:text-style-name="P8" draw:layer="layout" svg:width="25.4cm" svg:height="6.263cm" svg:x="1.27cm" svg:y="1.103cm">
          <draw:text-box>
            <text:p text:style-name="P6"><text:span text:style-name="T4">L:</text:span><text:span text:style-name="T10"> </text:span><text:span text:style-name="T8">the Father infinite, the Son infinite, the Holy</text:span></text:p>
            <text:p text:style-name="P3"><text:span text:style-name="T5"><text:s text:c="4"/></text:span><text:span text:style-name="T5">Spirit infinite;</text:span></text:p>
            <text:p text:style-name="P3"><text:span text:style-name="T6">C: </text:span><text:span text:style-name="T7">the Father eternal, the Son eternal, the Holy </text:span></text:p>
            <text:p text:style-name="P3"><text:span text:style-name="T7"><text:s text:c="4"/></text:span><text:span text:style-name="T7">Spirit eterna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">
        <office:forms form:automatic-focus="false" form:apply-design-mode="false"/>
        <draw:frame draw:style-name="gr4" draw:text-style-name="P7" draw:layer="layout" svg:width="25.4cm" svg:height="7.766cm" svg:x="1.27cm" svg:y="1.124cm">
          <draw:text-box>
            <text:p text:style-name="P6"><text:span text:style-name="T4">L: </text:span><text:span text:style-name="T8">And yet there are not three Eternals, but one </text:span></text:p>
            <text:p text:style-name="P6"><text:span text:style-name="T8"><text:s text:c="4"/></text:span><text:span text:style-name="T8">Eternal,</text:span></text:p>
            <text:p text:style-name="P3"><text:span text:style-name="T6">C: </text:span><text:span text:style-name="T7">just as there are not three Uncreated or </text:span></text:p>
            <text:p text:style-name="P3"><text:span text:style-name="T7"><text:s text:c="4"/></text:span><text:span text:style-name="T7">three Infinites, but one Uncreated and one </text:span></text:p>
            <text:p text:style-name="P3"><text:span text:style-name="T7"><text:s text:c="4"/></text:span><text:span text:style-name="T7">Infinite.</text:span><text:span text:style-name="T9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1">
        <office:forms form:automatic-focus="false" form:apply-design-mode="false"/>
        <draw:frame draw:style-name="gr3" draw:text-style-name="P7" draw:layer="layout" svg:width="25.4cm" svg:height="6.263cm" svg:x="1.27cm" svg:y="1.016cm">
          <draw:text-box>
            <text:p text:style-name="P6"><text:span text:style-name="T4">L: </text:span><text:span text:style-name="T8">In the same way, the Father is almighty, the </text:span></text:p>
            <text:p text:style-name="P6"><text:span text:style-name="T8"><text:s text:c="4"/></text:span><text:span text:style-name="T8">Son almighty, the Holy Spirit almighty;</text:span></text:p>
            <text:p text:style-name="P3"><text:span text:style-name="T6">C: </text:span><text:span text:style-name="T7">and yet there are not three Almighties, but </text:span></text:p>
            <text:p text:style-name="P3"><text:span text:style-name="T7"><text:s text:c="4"/></text:span><text:span text:style-name="T7">one Almighty. </text:span><text:span text:style-name="T11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1">
        <office:forms form:automatic-focus="false" form:apply-design-mode="false"/>
        <draw:frame draw:style-name="gr3" draw:text-style-name="P9" draw:layer="layout" svg:width="25.4cm" svg:height="6.263cm" svg:x="1.524cm" svg:y="1.27cm">
          <draw:text-box>
            <text:p text:style-name="P6"><text:span text:style-name="T4">L: </text:span><text:span text:style-name="T8">So the Father is God, the Son is God, the Holy </text:span></text:p>
            <text:p text:style-name="P6"><text:span text:style-name="T8"><text:s text:c="4"/></text:span><text:span text:style-name="T8">Spirit is God;</text:span></text:p>
            <text:p text:style-name="P3"><text:span text:style-name="T6">C: </text:span><text:span text:style-name="T7">and yet there are not three Gods, but one </text:span></text:p>
            <text:p text:style-name="P3"><text:span text:style-name="T7"><text:s text:c="4"/></text:span><text:span text:style-name="T7">God.</text:span><text:span text:style-name="T12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1">
        <office:forms form:automatic-focus="false" form:apply-design-mode="false"/>
        <draw:frame draw:style-name="gr3" draw:text-style-name="P7" draw:layer="layout" svg:width="25.4cm" svg:height="6.263cm" svg:x="1.27cm" svg:y="1.27cm">
          <draw:text-box>
            <text:p text:style-name="P6"><text:span text:style-name="T4">L: </text:span><text:span text:style-name="T8">So the Father is Lord, the Son is Lord, the Holy </text:span></text:p>
            <text:p text:style-name="P6"><text:span text:style-name="T8"><text:s text:c="4"/></text:span><text:span text:style-name="T8">Spirit is Lord;</text:span></text:p>
            <text:p text:style-name="P3"><text:span text:style-name="T6">C: </text:span><text:span text:style-name="T7">and yet there are not three Lords, but one <text:s/></text:span></text:p>
            <text:p text:style-name="P3"><text:span text:style-name="T7"><text:s text:c="4"/></text:span><text:span text:style-name="T7">Lord.</text:span><text:span text:style-name="T9">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1">
        <office:forms form:automatic-focus="false" form:apply-design-mode="false"/>
        <draw:frame draw:style-name="gr5" draw:text-style-name="P7" draw:layer="layout" svg:width="25.4cm" svg:height="5.334cm" svg:x="1.27cm" svg:y="1.27cm">
          <draw:text-box>
            <text:p text:style-name="P6"><text:span text:style-name="T4">L: </text:span><text:span text:style-name="T8">Just as we are compelled by the Christian truth </text:span></text:p>
            <text:p text:style-name="P6"><text:span text:style-name="T8"><text:s text:c="4"/></text:span><text:span text:style-name="T8">to acknowledge each distinct person as God </text:span></text:p>
            <text:p text:style-name="P6"><text:span text:style-name="T8"><text:s text:c="4"/></text:span><text:span text:style-name="T8">and Lord,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">
        <office:forms form:automatic-focus="false" form:apply-design-mode="false"/>
        <draw:frame draw:style-name="gr6" draw:text-style-name="P7" draw:layer="layout" svg:width="25.146cm" svg:height="7.885cm" svg:x="1.524cm" svg:y="1.27cm">
          <draw:text-box>
            <text:p text:style-name="P6"><text:span text:style-name="T8"><text:s text:c="4"/></text:span><text:span text:style-name="T8">so also are we prohibited by the catholic </text:span></text:p>
            <text:p text:style-name="P6"><text:span text:style-name="T8"><text:s text:c="4"/></text:span><text:span text:style-name="T8">religion to say that there are three Gods or </text:span></text:p>
            <text:p text:style-name="P6"><text:span text:style-name="T8"><text:s text:c="4"/></text:span><text:span text:style-name="T8">Lords.</text:span></text:p>
            <text:p text:style-name="P3"><text:span text:style-name="T6">C: </text:span><text:span text:style-name="T7">The Father is not made nor created nor </text:span></text:p>
            <text:p text:style-name="P3"><text:span text:style-name="T7"><text:s text:c="4"/></text:span><text:span text:style-name="T7">begotten by anyon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">
        <office:forms form:automatic-focus="false" form:apply-design-mode="false"/>
        <draw:frame draw:style-name="gr7" draw:text-style-name="P7" draw:layer="layout" svg:width="25.4cm" svg:height="7.766cm" svg:x="1.27cm" svg:y="1.016cm">
          <draw:text-box>
            <text:p text:style-name="P6"><text:span text:style-name="T4">L: </text:span><text:span text:style-name="T8">The Son is neither made nor created, but </text:span></text:p>
            <text:p text:style-name="P6"><text:span text:style-name="T8"><text:s text:c="4"/></text:span><text:span text:style-name="T8">begotten of the Father alone.</text:span></text:p>
            <text:p text:style-name="P3"><text:span text:style-name="T6">C: </text:span><text:span text:style-name="T7">The Holy Spirit is of the Father and of the </text:span></text:p>
            <text:p text:style-name="P3"><text:span text:style-name="T7"><text:s text:c="4"/></text:span><text:span text:style-name="T7">Son, neither made nor created nor </text:span></text:p>
            <text:p text:style-name="P3"><text:span text:style-name="T7"><text:s text:c="4"/></text:span><text:span text:style-name="T7">begotten, but proceeding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1">
        <office:forms form:automatic-focus="false" form:apply-design-mode="false"/>
        <draw:frame draw:style-name="gr8" draw:text-style-name="P7" draw:layer="layout" svg:width="25.4cm" svg:height="9.269cm" svg:x="1.27cm" svg:y="1.176cm">
          <draw:text-box>
            <text:p text:style-name="P6"><text:span text:style-name="T4">L: </text:span><text:span text:style-name="T8">Thus, there is one Father, not three Fathers; </text:span></text:p>
            <text:p text:style-name="P6"><text:span text:style-name="T8"><text:s text:c="4"/></text:span><text:span text:style-name="T8">one Son, not three Sons; one Holy Spirit, not </text:span></text:p>
            <text:p text:style-name="P6"><text:span text:style-name="T8"><text:s text:c="4"/></text:span><text:span text:style-name="T8">three Holy Spirits.</text:span></text:p>
            <text:p text:style-name="P3"><text:span text:style-name="T6">C: </text:span><text:span text:style-name="T7">And in this Trinity none is before or after </text:span></text:p>
            <text:p text:style-name="P3"><text:span text:style-name="T7"><text:s text:c="4"/></text:span><text:span text:style-name="T7">another; none is greater or less than </text:span></text:p>
            <text:p text:style-name="P3"><text:span text:style-name="T7"><text:s text:c="4"/></text:span><text:span text:style-name="T7">another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1">
        <office:forms form:automatic-focus="false" form:apply-design-mode="false"/>
        <draw:frame draw:style-name="gr9" draw:text-style-name="P10" draw:layer="layout" svg:width="25.4cm" svg:height="5.417cm" svg:x="1.27cm" svg:y="1.187cm">
          <draw:text-box>
            <text:p text:style-name="P6"><text:span text:style-name="T13">L: </text:span><text:span text:style-name="T8">but the whole three persons are coeternal with </text:span></text:p>
            <text:p text:style-name="P6"><text:span text:style-name="T8"><text:s text:c="4"/></text:span><text:span text:style-name="T8">each other and coequal, so that in all things, </text:span></text:p>
            <text:p text:style-name="P6"><text:span text:style-name="T8"><text:s text:c="4"/></text:span><text:span text:style-name="T8">as has been stated above,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5" draw:master-page-name="Default1">
        <office:forms form:automatic-focus="false" form:apply-design-mode="false"/>
        <draw:frame draw:style-name="gr10" draw:text-style-name="P10" draw:layer="layout" svg:width="25.4cm" svg:height="7.766cm" svg:x="1.27cm" svg:y="1.187cm">
          <draw:text-box>
            <text:p text:style-name="P6"><text:span text:style-name="T8"><text:s text:c="4"/></text:span><text:span text:style-name="T8">the Trinity in Unity and Unity in Trinity is to be </text:span></text:p>
            <text:p text:style-name="P6"><text:span text:style-name="T8"><text:s text:c="4"/></text:span><text:span text:style-name="T8">worshiped.</text:span></text:p>
            <text:p text:style-name="P3"><text:span text:style-name="T14">C: </text:span><text:span text:style-name="T15">Therefore, whoever desires to be saved must </text:span></text:p>
            <text:p text:style-name="P3"><text:span text:style-name="T15"><text:s text:c="4"/></text:span><text:span text:style-name="T15">think thus about the Trinit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6" draw:master-page-name="Default1">
        <office:forms form:automatic-focus="false" form:apply-design-mode="false"/>
        <draw:frame draw:style-name="gr11" draw:text-style-name="P7" draw:layer="layout" svg:width="25.4cm" svg:height="5.08cm" svg:x="1.27cm" svg:y="1.016cm">
          <draw:text-box>
            <text:p text:style-name="P6"><text:span text:style-name="T4">L: </text:span><text:span text:style-name="T8">But it is also necessary for everlasting </text:span></text:p>
            <text:p text:style-name="P6"><text:span text:style-name="T8"><text:s text:c="4"/></text:span><text:span text:style-name="T8">salvation that one faithfully believe the </text:span></text:p>
            <text:p text:style-name="P6"><text:span text:style-name="T8"><text:s text:c="4"/></text:span><text:span text:style-name="T8">incarnation of our Lord Jesus Christ.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7" draw:master-page-name="Default1">
        <office:forms form:automatic-focus="false" form:apply-design-mode="false"/>
        <draw:frame draw:style-name="gr12" draw:text-style-name="P11" draw:layer="layout" svg:width="25.4cm" svg:height="6.454cm" svg:x="1.27cm" svg:y="0.912cm">
          <draw:text-box>
            <text:p text:style-name="P6"><text:span text:style-name="T16">C: </text:span><text:span text:style-name="T17">Therefore, it is the right faith that we </text:span></text:p>
            <text:p text:style-name="P3"><text:span text:style-name="T17"><text:s text:c="4"/></text:span><text:span text:style-name="T17">believe and confess that our Lord Jesus </text:span></text:p>
            <text:p text:style-name="P3"><text:span text:style-name="T17"><text:s text:c="4"/></text:span><text:span text:style-name="T17">Christ, the Son of God, is at the same time </text:span></text:p>
            <text:p text:style-name="P3"><text:span text:style-name="T17"><text:s text:c="4"/></text:span><text:span text:style-name="T17">both God and ma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8" draw:master-page-name="Default1">
        <office:forms form:automatic-focus="false" form:apply-design-mode="false"/>
        <draw:frame draw:style-name="gr7" draw:text-style-name="P7" draw:layer="layout" svg:width="25.146cm" svg:height="7.766cm" svg:x="1.27cm" svg:y="0.87cm">
          <draw:text-box>
            <text:p text:style-name="P6"><text:span text:style-name="T4">L: </text:span><text:span text:style-name="T8">He is God, begotten from the substance of the </text:span></text:p>
            <text:p text:style-name="P6"><text:span text:style-name="T8"><text:s text:c="4"/></text:span><text:span text:style-name="T8">Father before all ages; and He is man, born </text:span></text:p>
            <text:p text:style-name="P6"><text:span text:style-name="T8"><text:s text:c="4"/></text:span><text:span text:style-name="T8">from the substance of His mother in this age:</text:span></text:p>
            <text:p text:style-name="P3"><text:span text:style-name="T6">C: </text:span><text:span text:style-name="T7">perfect God and perfect man, composed of </text:span></text:p>
            <text:p text:style-name="P3"><text:span text:style-name="T7"><text:s text:c="4"/></text:span><text:span text:style-name="T7">a rational soul and human flesh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9" draw:master-page-name="Default1">
        <office:forms form:automatic-focus="false" form:apply-design-mode="false"/>
        <draw:frame draw:style-name="gr7" draw:text-style-name="P7" draw:layer="layout" svg:width="25.4cm" svg:height="7.766cm" svg:x="1.27cm" svg:y="0.254cm">
          <draw:text-box>
            <text:p text:style-name="P6"><text:span text:style-name="T4">L: </text:span><text:span text:style-name="T8">one, however, not by the conversion of the </text:span></text:p>
            <text:p text:style-name="P6"><text:span text:style-name="T8"><text:s text:c="4"/></text:span><text:span text:style-name="T8">divinity into flesh, but by the assumption of </text:span></text:p>
            <text:p text:style-name="P6"><text:span text:style-name="T8"><text:s text:c="4"/></text:span><text:span text:style-name="T8">the humanity into God;</text:span></text:p>
            <text:p text:style-name="P12"><text:span text:style-name="T6">C: </text:span><text:span text:style-name="T7">one altogether, not by confusion of</text:span></text:p>
            <text:p text:style-name="P12"><text:span text:style-name="T7"><text:s text:c="4"/></text:span><text:span text:style-name="T7">substance, but by unity of perso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0" draw:master-page-name="Default1">
        <office:forms form:automatic-focus="false" form:apply-design-mode="false"/>
        <draw:frame draw:style-name="gr7" draw:text-style-name="P7" draw:layer="layout" svg:width="25.4cm" svg:height="7.766cm" svg:x="1.27cm" svg:y="0.87cm">
          <draw:text-box>
            <text:p text:style-name="P6"><text:span text:style-name="T4">L: </text:span><text:span text:style-name="T8">equal to the Father with respect to His divinity, </text:span></text:p>
            <text:p text:style-name="P6"><text:span text:style-name="T8"><text:s text:c="4"/></text:span><text:span text:style-name="T8">less than the Father with respect to His </text:span></text:p>
            <text:p text:style-name="P6"><text:span text:style-name="T8"><text:s text:c="4"/></text:span><text:span text:style-name="T8">humanity.</text:span></text:p>
            <text:p text:style-name="P3"><text:span text:style-name="T6">C: </text:span><text:span text:style-name="T7">Although He is God and man, He is not two, </text:span></text:p>
            <text:p text:style-name="P3"><text:span text:style-name="T7"><text:s text:c="4"/></text:span><text:span text:style-name="T7">but one Christ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1" draw:master-page-name="Default1">
        <office:forms form:automatic-focus="false" form:apply-design-mode="false"/>
        <draw:frame draw:style-name="gr7" draw:text-style-name="P7" draw:layer="layout" svg:width="25.4cm" svg:height="7.766cm" svg:x="1.27cm" svg:y="1.124cm">
          <draw:text-box>
            <text:p text:style-name="P6"><text:span text:style-name="T4">L: </text:span><text:span text:style-name="T5">For as the rational soul and flesh is one man, </text:span></text:p>
            <text:p text:style-name="P6"><text:span text:style-name="T5"><text:s text:c="4"/></text:span><text:span text:style-name="T5">so God and man is one Christ,</text:span></text:p>
            <text:p text:style-name="P3"><text:span text:style-name="T6">C: </text:span><text:span text:style-name="T7">who suffered for our salvation, descended </text:span></text:p>
            <text:p text:style-name="P3"><text:span text:style-name="T7"><text:s text:c="4"/></text:span><text:span text:style-name="T7">into hell, rose again the third day from the </text:span></text:p>
            <text:p text:style-name="P3"><text:span text:style-name="T7"><text:s text:c="4"/></text:span><text:span text:style-name="T7">dead,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2" draw:master-page-name="Default1">
        <office:forms form:automatic-focus="false" form:apply-design-mode="false"/>
        <draw:frame draw:style-name="gr13" draw:text-style-name="P7" draw:layer="layout" svg:width="25.4cm" svg:height="6.35cm" svg:x="1.27cm" svg:y="1.27cm">
          <draw:text-box>
            <text:p text:style-name="P6"><text:span text:style-name="T4">L: </text:span><text:span text:style-name="T5">ascended into heaven, and is seated at the </text:span></text:p>
            <text:p text:style-name="P3"><text:span text:style-name="T5"><text:s text:c="4"/></text:span><text:span text:style-name="T5">right hand of the Father, God Almighty, from</text:span></text:p>
            <text:p text:style-name="P3"><text:span text:style-name="T5"><text:s text:c="4"/></text:span><text:span text:style-name="T5">whence He will come to judge the living and </text:span></text:p>
            <text:p text:style-name="P3"><text:span text:style-name="T5"><text:s text:c="4"/></text:span><text:span text:style-name="T5">the dead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2" draw:master-page-name="Default1">
        <office:forms form:automatic-focus="false" form:apply-design-mode="false"/>
        <draw:frame draw:style-name="gr14" draw:text-style-name="P7" draw:layer="layout" svg:width="25.4cm" svg:height="4.76cm" svg:x="1.27cm" svg:y="1.336cm">
          <draw:text-box>
            <text:p text:style-name="P6"><text:span text:style-name="T6">C: </text:span><text:span text:style-name="T7">At His coming all people will rise again with </text:span></text:p>
            <text:p text:style-name="P3"><text:span text:style-name="T7"><text:s text:c="4"/></text:span><text:span text:style-name="T7">their bodies and give an account concerning </text:span></text:p>
            <text:p text:style-name="P3"><text:span text:style-name="T7"><text:s text:c="4"/></text:span><text:span text:style-name="T7">their own deed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3" draw:master-page-name="Default1">
        <office:forms form:automatic-focus="false" form:apply-design-mode="false"/>
        <draw:frame draw:style-name="gr15" draw:text-style-name="P9" draw:layer="layout" svg:width="25.4cm" svg:height="10.489cm" svg:x="1.22cm" svg:y="1.002cm">
          <draw:text-box>
            <text:p text:style-name="P6"><text:span text:style-name="T4">L: </text:span><text:span text:style-name="T5">And those who have done good will enter into </text:span></text:p>
            <text:p text:style-name="P6"><text:span text:style-name="T5"><text:s text:c="4"/></text:span><text:span text:style-name="T5">eternal life, and those who have done evil into </text:span></text:p>
            <text:p text:style-name="P6"><text:span text:style-name="T5"><text:s text:c="4"/></text:span><text:span text:style-name="T5">eternal fire.</text:span></text:p>
            <text:p text:style-name="P3"><text:span text:style-name="T6">C: </text:span><text:span text:style-name="T7">This is the catholic faith; whoever does not </text:span></text:p>
            <text:p text:style-name="P3"><text:span text:style-name="T7"><text:s text:c="4"/></text:span><text:span text:style-name="T7">believe it faithfully and firmly cannot be </text:span></text:p>
            <text:p text:style-name="P3"><text:span text:style-name="T7"><text:s text:c="4"/></text:span><text:span text:style-name="T7">saved.</text:span></text:p>
            <text:p text:style-name="P2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 BERKLEY" svg:font-family="'AR BERKLE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18" draw:display-name="Bitmap 18" xlink:href="Pictures/1000000000000600000003606B332E6CEF1541E5.bmp" xlink:type="simple" xlink:show="embed" xlink:actuate="onLoad"/>
    <draw:fill-image draw:name="Bitmap_20_19" draw:display-name="Bitmap 19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20" draw:display-name="Bitmap 20" xlink:href="Pictures/1000000000000600000003606B332E6CEF1541E5.bmp" xlink:type="simple" xlink:show="embed" xlink:actuate="onLoad"/>
    <draw:fill-image draw:name="Bitmap_20_21" draw:display-name="Bitmap 21" xlink:href="Pictures/1000000000000600000003606B332E6CEF1541E5.bmp" xlink:type="simple" xlink:show="embed" xlink:actuate="onLoad"/>
    <draw:fill-image draw:name="Bitmap_20_22" draw:display-name="Bitmap 2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w_25_20service_25_20blend-background" style:display-name="New%20service%20blend-background" style:family="presentation">
      <style:graphic-properties draw:stroke="none" draw:fill="bitmap" draw:fill-image-name="background" style:repeat="stretch"/>
      <style:text-properties style:letter-kerning="true"/>
    </style:style>
    <style:style style:name="New_25_20service_25_20blend-backgroundobjects" style:display-name="New%20service%20b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5_20service_25_20blend-notes" style:display-name="New%20service%20b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ew_25_20service_25_20blend-outline1" style:display-name="New%20service%20blend-outline1" style:family="presentation">
      <style:graphic-properties draw:stroke="none" draw:fill="none" draw:auto-grow-height="false" draw:fit-to-size="shrink-to-fit" style:shrink-to-fit="true">
        <text:list-style style:name="New_25_20service_25_20blend-outline1" style:display-name="New%20service%20b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5_20service_25_20blend-outline2" style:display-name="New%20service%20blend-outline2" style:family="presentation" style:parent-style-name="New_25_20service_25_20blen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New_25_20service_25_20blend-outline3" style:display-name="New%20service%20blend-outline3" style:family="presentation" style:parent-style-name="New_25_20service_25_20blen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New_25_20service_25_20blend-outline4" style:display-name="New%20service%20blend-outline4" style:family="presentation" style:parent-style-name="New_25_20service_25_20blen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New_25_20service_25_20blend-outline5" style:display-name="New%20service%20blend-outline5" style:family="presentation" style:parent-style-name="New_25_20service_25_20blen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ew_25_20service_25_20blend-outline6" style:display-name="New%20service%20blend-outline6" style:family="presentation" style:parent-style-name="New_25_20service_25_20blen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ew_25_20service_25_20blend-outline7" style:display-name="New%20service%20blend-outline7" style:family="presentation" style:parent-style-name="New_25_20service_25_20blen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ew_25_20service_25_20blend-outline8" style:display-name="New%20service%20blend-outline8" style:family="presentation" style:parent-style-name="New_25_20service_25_20blen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ew_25_20service_25_20blend-outline9" style:display-name="New%20service%20blend-outline9" style:family="presentation" style:parent-style-name="New_25_20service_25_20blen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ew_25_20service_25_20blend-subtitle" style:display-name="New%20service%20blend-subtitle" style:family="presentation">
      <style:graphic-properties draw:stroke="none" draw:fill="none" draw:textarea-vertical-align="middle">
        <text:list-style style:name="New_25_20service_25_20blend-subtitle" style:display-name="New%20service%20b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5_20service_25_20blend-title" style:display-name="New%20service%20blend-title" style:family="presentation">
      <style:graphic-properties draw:stroke="none" draw:fill="none" draw:textarea-vertical-align="middle">
        <text:list-style style:name="New_25_20service_25_20blend-title" style:display-name="New%20service%20b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ew_25_20service_25_20blend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w_25_20service_25_20blend-backgroundobjects">
      <style:graphic-properties draw:stroke="none" draw:fill="none" draw:fill-color="#ffffff" draw:auto-grow-height="false" fo:min-height="1.397cm"/>
    </style:style>
    <style:style style:name="Mpr6" style:family="presentation" style:parent-style-name="New_25_20service_25_20blen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ew_25_20service_25_20blend" style:display-name="New%20service%20blend" style:page-layout-name="PM1" draw:style-name="Mdp2">
      <office:forms form:automatic-focus="false" form:apply-design-mode="false"/>
      <draw:frame presentation:style-name="New_25_20service_25_20blend-title" draw:layer="backgroundobjects" svg:width="25.199cm" svg:height="2.63cm" svg:x="1.4cm" svg:y="0.627cm" presentation:class="title" presentation:placeholder="true">
        <draw:text-box/>
      </draw:frame>
      <draw:frame presentation:style-name="New_25_20service_25_20blen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New_25_20service_25_20blend-title" draw:layer="backgroundobjects" svg:width="13.968cm" svg:height="10.476cm" svg:x="3.81cm" svg:y="2.123cm" presentation:class="page"/>
        <draw:frame presentation:style-name="New_25_20service_25_20blen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5-24T18:55:02.355000000</meta:creation-date>
    <dc:date>2019-01-10T16:26:37.759000000</dc:date>
    <meta:editing-duration>PT8M21S</meta:editing-duration>
    <meta:editing-cycles>3</meta:editing-cycles>
    <meta:generator>LibreOffice/6.0.7.3$Windows_X86_64 LibreOffice_project/dc89aa7a9eabfd848af146d5086077aeed2ae4a5</meta:generator>
    <meta:document-statistic meta:object-count="116"/>
  </office:meta>
</office:document-meta>
</file>